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family-generic="roman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Book Antiqua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style:font-name="Book Antiqua" fo:font-weight="bold" style:font-weight-asian="bold" style:font-weight-complex="bold"/>
    </style:style>
    <style:style style:name="P3" style:family="paragraph" style:parent-style-name="Standard">
      <style:text-properties style:font-name="Book Antiqua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 style:list-style-name="L1">
      <style:text-properties style:font-name="Book Antiqua"/>
    </style:style>
    <style:style style:name="P6" style:family="paragraph" style:parent-style-name="Standard" style:list-style-name="L2">
      <style:text-properties style:font-name="Book Antiqua"/>
    </style:style>
    <style:style style:name="P7" style:family="paragraph" style:parent-style-name="Standard" style:list-style-name="L3">
      <style:text-properties style:font-name="Book Antiqua"/>
    </style:style>
    <style:style style:name="P8" style:family="paragraph" style:parent-style-name="Standard">
      <style:text-properties style:font-name="Book Antiqua"/>
    </style:style>
    <style:style style:name="P9" style:family="paragraph" style:parent-style-name="Standard">
      <style:text-properties style:font-name="Book Antiqua" officeooo:rsid="000aee4d" officeooo:paragraph-rsid="000aee4d"/>
    </style:style>
    <style:style style:name="P10" style:family="paragraph" style:parent-style-name="Standard" style:list-style-name="L4">
      <style:text-properties style:font-name="Book Antiqua" officeooo:rsid="000aee4d" officeooo:paragraph-rsid="000aee4d"/>
    </style:style>
    <style:style style:name="T1" style:family="text">
      <style:text-properties officeooo:rsid="00066cb8"/>
    </style:style>
    <style:style style:name="T2" style:family="text">
      <style:text-properties style:font-name="Consolas" fo:font-size="10pt" style:font-size-asian="10pt" style:font-size-complex="10pt"/>
    </style:style>
    <style:style style:name="T3" style:family="text">
      <style:text-properties style:font-name="Consolas" fo:font-size="10pt" officeooo:rsid="00066cb8" style:font-size-asian="10pt" style:font-size-complex="10pt"/>
    </style:style>
    <style:style style:name="T4" style:family="text">
      <style:text-properties style:font-name="Consolas" fo:font-size="10pt" fo:background-color="#ffff00" loext:char-shading-value="0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ser des balises HTML5</text:p>
      <text:list text:style-name="L1">
        <text:list-item>
          <text:p text:style-name="P5">Mise en page aux différents périphériques d’affichage (mobile, tablette, Pc …) :</text:p>
          <text:p text:style-name="P5"><text:span text:style-name="T4">&lt;meta name = "viewport" content="width=device-width, initial-scale=1.0"&gt;</text:span>.</text:p>
        </text:list-item>
        <text:list-item>
          <text:p text:style-name="P5">Groupement : <text:span text:style-name="T4">&lt;div&gt;</text:span>, <text:span text:style-name="T4">&lt;span&gt;</text:span> et <text:span text:style-name="T2">&lt;hgroup&gt;</text:span>.</text:p>
        </text:list-item>
        <text:list-item>
          <text:p text:style-name="P5">Structure générale : <text:span text:style-name="T2">&lt;</text:span><text:span text:style-name="T3">main&gt;</text:span><text:span text:style-name="T1">, </text:span><text:span text:style-name="T2">&lt;article&gt;</text:span>, <text:span text:style-name="T2">&lt;section&gt;</text:span>, <text:span text:style-name="T2">&lt;nav&gt;</text:span>, <text:span text:style-name="T2">&lt;header&gt;</text:span>, <text:span text:style-name="T2">&lt;footer&gt;</text:span>, <text:span text:style-name="T2">&lt;aside&gt;</text:span>.</text:p>
        </text:list-item>
        <text:list-item>
          <text:p text:style-name="P5">Texte et sémantique : <text:span text:style-name="T2">&lt;ins&gt;, &lt;</text:span><text:span text:style-name="T3">del&gt;, </text:span><text:span text:style-name="T2">&lt;q&gt;, &lt;address&gt;, &lt;cite&gt;, &lt;pre&gt;, &lt;code&gt;, &lt;output&gt;, &lt;progress&gt;</text:span>.</text:p>
        </text:list-item>
        <text:list-item>
          <text:p text:style-name="P5">Médias : <text:span text:style-name="T2">&lt;figure&gt;, </text:span><text:span text:style-name="T4">&lt;img&gt;</text:span><text:span text:style-name="T2">, &lt;video&gt; et &lt;figcaption&gt;</text:span>.</text:p>
        </text:list-item>
        <text:list-item>
          <text:p text:style-name="P5">Image mappée : <text:span text:style-name="T2">&lt;map&gt;, &lt;area&gt;</text:span>.</text:p>
        </text:list-item>
        <text:list-item>
          <text:p text:style-name="P5">Formulaire :</text:p>
          <text:list>
            <text:list-item>
              <text:p text:style-name="P5">Champs de saisie de type : date, heure, email, téléphone, mot de passe, range et numérique.</text:p>
            </text:list-item>
            <text:list-item>
              <text:p text:style-name="P5">Liste déroulante avancée : <text:span text:style-name="T2">&lt;datalist&gt;</text:span>.</text:p>
            </text:list-item>
            <text:list-item>
              <text:p text:style-name="P5">Boutons d’envoi et d’annulation : submit et reset.</text:p>
            </text:list-item>
            <text:list-item>
              <text:p text:style-name="P5">Déclencheurs d’évènements (onfocus, onblur, onclick,onmouseover, onchange, onload, onkeypress, onkeyup, oninput).</text:p>
            </text:list-item>
          </text:list>
        </text:list-item>
        <text:list-item>
          <text:p text:style-name="P5">Il est recommandé de se limiter aux traitements relatifs aux attributs suivants :</text:p>
          <text:list>
            <text:list-item>
              <text:p text:style-name="P5">id, name, type, class, title (pour les objets insérés dans une page web).</text:p>
            </text:list-item>
            <text:list-item>
              <text:p text:style-name="P5">size, readonly, hidden, checked, disabled, maxlength, required, value (pour les zones de saisie).</text:p>
            </text:list-item>
          </text:list>
        </text:list-item>
      </text:list>
      <text:p text:style-name="P3"/>
      <text:p text:style-name="P1">Appliquer des styles CSS3 dans un site web.</text:p>
      <text:list text:style-name="L2">
        <text:list-item>
          <text:p text:style-name="P6">Relier une feuille de style à une page web : <text:span text:style-name="T4">&lt;link rel="stylesheet" href="url.css”&gt;</text:span>.</text:p>
        </text:list-item>
        <text:list-item>
          <text:p text:style-name="P6">Déclarer des sélecteurs en CSS : <text:span text:style-name="T4">NomBalise</text:span><text:span text:style-name="T2">, </text:span><text:span text:style-name="T4">#NomId</text:span><text:span text:style-name="T2">, </text:span><text:span text:style-name="T4">.NomClass</text:span><text:span text:style-name="T2">, imbrication, universel</text:span>.</text:p>
        </text:list-item>
        <text:list-item>
          <text:p text:style-name="P6">Déclarer des sélecteurs de lien : link, visited, hover.</text:p>
        </text:list-item>
        <text:list-item>
          <text:p text:style-name="P6"><text:span text:style-name="T1">Il est préconisé de rappeler la mise en forme d’un site web en CSS3 </text:span>et l’enrichir par les propriétés relatives à (aux) :</text:p>
          <text:list>
            <text:list-item>
              <text:p text:style-name="P6">la police, la taille, le style (<text:span text:style-name="T4">font-family</text:span><text:span text:style-name="T2">, </text:span><text:span text:style-name="T4">font-size</text:span><text:span text:style-name="T2">, </text:span><text:span text:style-name="T4">font-weight</text:span><text:span text:style-name="T2">, </text:span><text:span text:style-name="T4">font-style</text:span>) et la couleur d’un texte (<text:span text:style-name="T4">color</text:span>).</text:p>
            </text:list-item>
            <text:list-item>
              <text:p text:style-name="P6">l'alignement, le retrait et la direction d’un texte (<text:span text:style-name="T4">text-align</text:span><text:span text:style-name="T2">, text-indent, direction</text:span>).</text:p>
            </text:list-item>
            <text:list-item>
              <text:p text:style-name="P6">effets appliqués à un texte (<text:span text:style-name="T2">text-decoration, text-shadow, text-transform, text-overflow</text:span>).</text:p>
            </text:list-item>
          </text:list>
        </text:list-item>
        <text:list-item>
          <text:p text:style-name="P6">Appliquer une couleur ou une image à l’arrière-plan (<text:span text:style-name="T4">background-color ; background :rgba ; background :linear-gradient ;</text:span><text:span text:style-name="T2"> background-image</text:span>).</text:p>
        </text:list-item>
        <text:list-item>
          <text:p text:style-name="P6">Appliquer une couleur, un style et une largeur aux bordures (<text:span text:style-name="T4">border-color</text:span><text:span text:style-name="T2">, </text:span><text:span text:style-name="T4">border-width</text:span><text:span text:style-name="T2">, </text:span><text:span text:style-name="T4">border-style</text:span><text:span text:style-name="T2">, border-radius</text:span>).</text:p>
        </text:list-item>
        <text:list-item>
          <text:p text:style-name="P6">Modifier la taille, la position, l'habillage et les marges des objets (<text:span text:style-name="T4">width</text:span><text:span text:style-name="T2">, </text:span><text:span text:style-name="T4">height</text:span><text:span text:style-name="T2">, position, </text:span><text:span text:style-name="T4">padding</text:span><text:span text:style-name="T2">, </text:span><text:span text:style-name="T4">margin</text:span>).</text:p>
        </text:list-item>
        <text:list-item>
          <text:p text:style-name="P6">Ajouter un effet de transition à un élément (<text:span text:style-name="T2">transition, transition-delay, transition-duration, transition-property</text:span>).</text:p>
        </text:list-item>
        <text:list-item>
          <text:p text:style-name="P6">Animer un élément (<text:span text:style-name="T2">@keyframes, animation-name, animation-duration, animation-delay, animation-iteration-count, animation-direction, animation-timing-function, animation-fill-mode, animation, animation-play-state</text:span>).</text:p>
        </text:list-item>
      </text:list>
      <text:p text:style-name="P3"/>
      <text:p text:style-name="P1"/>
      <text:p text:style-name="P2">Utiliser le langage JavaScript dans un site web.</text:p>
      <text:list text:style-name="L3">
        <text:list-item>
          <text:p text:style-name="P7">Amener les apprenants à identifier l’apport de l’intégration du langage JavaScript dans une page web.</text:p>
        </text:list-item>
        <text:list-item>
          <text:p text:style-name="P7">Implémenter le code JavaScript dans une page web et dans un fichier externe.</text:p>
        </text:list-item>
        <text:list-item>
          <text:p text:style-name="P7">Utiliser les instructions d’affichage (innerHTML, write, alert, console.log).</text:p>
        </text:list-item>
        <text:list-item>
          <text:p text:style-name="P7">Utiliser les instructions d’entrée en utilisant l’invite (prompt) et les champs du formulaire (getElementById).</text:p>
        </text:list-item>
        <text:list-item>
          <text:p text:style-name="P7">Il est possible de découvrir la syntaxe JavaScript à partir de pages existantes ou de l’éditeur utilisé.</text:p>
        </text:list-item>
        <text:list-item>
          <text:p text:style-name="P7">Prévoir des traitements sur les objets Date, String, Array, Number et Math.</text:p>
        </text:list-item>
        <text:list-item>
          <text:p text:style-name="P7">Amener les apprenants à :</text:p>
          <text:list>
            <text:list-item>
              <text:p text:style-name="P7">identifier les structures de données et de contrôles appropriées répondant aux besoins spécifiques du site web.</text:p>
            </text:list-item>
            <text:list-item>
              <text:p text:style-name="P7">distinguer l’usage des types de données (chaîne de caractères, numérique, booléen, tableau, objet (enregistrement)).</text:p>
            </text:list-item>
            <text:list-item>
              <text:p text:style-name="P7">justifier le choix de la solution appropriée.</text:p>
            </text:list-item>
            <text:list-item>
              <text:p text:style-name="P7">commenter leurs scripts.</text:p>
            </text:list-item>
          </text:list>
        </text:list-item>
        <text:list-item>
          <text:p text:style-name="P7">Il est recommandé de présenter les traitements sur les champs du formulaire sous forme de modules.</text:p>
        </text:list-item>
      </text:list>
      <text:p text:style-name="P3"/>
      <text:h text:style-name="P4" text:outline-level="1">Mini Projet 1</text:h>
      <text:list text:style-name="L4">
        <text:list-item>
          <text:p text:style-name="P10">HTML</text:p>
          <text:list>
            <text:list-item>
              <text:p text:style-name="P10">Structure d'une page Web</text:p>
            </text:list-item>
            <text:list-item>
              <text:p text:style-name="P10">Titres et paragraphes : h1 – h6, p</text:p>
            </text:list-item>
            <text:list-item>
              <text:p text:style-name="P10">Conteneurs : div, span</text:p>
            </text:list-item>
            <text:list-item>
              <text:p text:style-name="P10">Images : img</text:p>
            </text:list-item>
            <text:list-item>
              <text:p text:style-name="P10">Liens hypertextes : a</text:p>
            </text:list-item>
          </text:list>
        </text:list-item>
        <text:list-item>
          <text:p text:style-name="P10">CSS</text:p>
          <text:list>
            <text:list-item>
              <text:p text:style-name="P10">Intégration du CSS : Inline, Embedded (balise style), Linked (balise link)</text:p>
            </text:list-item>
            <text:list-item>
              <text:p text:style-name="P10">Règles de styles</text:p>
            </text:list-item>
            <text:list-item>
              <text:p text:style-name="P10">Sélecteurs : tag selector, class selector, id selector</text:p>
            </text:list-item>
            <text:list-item>
              <text:p text:style-name="P10">Mise en forme du texte : font-family, font-size, font-style, font-weight, text-align</text:p>
            </text:list-item>
            <text:list-item>
              <text:p text:style-name="P10">Couleurs : texte (color), arrière plan (background-color, background, linear-gradient)</text:p>
            </text:list-item>
            <text:list-item>
              <text:p text:style-name="P10">Modèle de boîte : width, height, padding, border, margin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family-generic="roman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8T05:47:15.083471825</meta:creation-date>
    <dc:date>2022-09-18T08:00:53.872000000</dc:date>
    <meta:editing-duration>PT36M57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56" meta:word-count="593" meta:character-count="3981" meta:non-whitespace-character-count="3495"/>
  </office:meta>
</office:document-meta>
</file>